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1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7" style:family="table-cell" style:parent-style-name="Default">
      <style:table-cell-properties fo:background-color="#999999"/>
    </style:style>
    <style:style style:name="ce28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9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0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number-columns-repeated="2" table:style-name="ce10" office:value-type="float" office:value="4206">
            <text:p>4206</text:p>
          </table:table-cell>
          <table:table-cell table:style-name="ce10" office:value-type="float" office:value="4211">
            <text:p>4211</text:p>
          </table:table-cell>
          <table:table-cell table:style-name="ce10" office:value-type="float" office:value="4257">
            <text:p>4257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number-columns-repeated="2" table:style-name="ce10" office:value-type="float" office:value="1066">
            <text:p>1066</text:p>
          </table:table-cell>
          <table:table-cell table:style-name="ce10" office:value-type="float" office:value="1067">
            <text:p>1067</text:p>
          </table:table-cell>
          <table:table-cell table:style-name="ce10" office:value-type="float" office:value="1077">
            <text:p>1077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Y</text:p>
          </table:table-cell>
          <table:table-cell table:style-name="ce6" office:value-type="string">
            <text:p>PRELIMINARY – Active Y</text:p>
          </table:table-cell>
          <table:table-cell table:style-name="ce10" table:number-columns-repeated="3"/>
          <table:table-cell table:style-name="ce10" office:value-type="float" office:value="53">
            <text:p>53</text:p>
          </table:table-cell>
          <table:table-cell table:style-name="ce10" office:value-type="float" office:value="68">
            <text:p>68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N</text:p>
          </table:table-cell>
          <table:table-cell table:style-name="ce6" office:value-type="string">
            <text:p>PRELIMINARY – Active N</text:p>
          </table:table-cell>
          <table:table-cell table:style-name="ce10" table:number-columns-repeated="3"/>
          <table:table-cell table:number-columns-repeated="2" table:style-name="ce10" office:value-type="float" office:value="38">
            <text:p>38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8];IF([.B8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3"/>
          <table:table-cell table:style-name="ce10" office:value-type="float" office:value="14">
            <text:p>14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9];IF([.B9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3"/>
          <table:table-cell table:number-columns-repeated="2" table:style-name="ce10" office:value-type="float" office:value="3">
            <text:p>3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number-columns-repeated="2" table:style-name="ce10" office:value-type="float" office:value="4959">
            <text:p>4959</text:p>
          </table:table-cell>
          <table:table-cell table:style-name="ce10" office:value-type="float" office:value="4965">
            <text:p>4965</text:p>
          </table:table-cell>
          <table:table-cell table:style-name="ce10" office:value-type="float" office:value="5011">
            <text:p>5011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ELIMINARY (enzyme.dat)</text:p>
          </table:table-cell>
          <table:table-cell table:style-name="ce10" table:number-columns-repeated="3"/>
          <table:table-cell table:style-name="ce10" office:value-type="float" office:value="91">
            <text:p>91</text:p>
          </table:table-cell>
          <table:table-cell table:style-name="ce10" office:value-type="float" office:value="106">
            <text:p>106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6" table:end-x="0.209cm" table:end-y="0.241cm" draw:z-index="0" draw:style-name="gr1" svg:width="32.008cm" svg:height="13.456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 'Enzyme entries'.C8:'Enzyme entries'.C8 'Enzyme entries'.D8:'Enzyme entries'.O8 'Enzyme entries'.C9:'Enzyme entries'.C9 'Enzyme entries'.D9:'Enzyme entries'.O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2"/>
          <table:table-cell table:style-name="ce13" table:number-columns-repeated="2"/>
          <table:table-cell table:number-columns-repeated="1004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3"/>
          <table:table-cell table:style-name="ce12"/>
          <table:table-cell table:style-name="ce13"/>
          <table:table-cell table:style-name="ce13" office:value-type="string">
            <text:p>  </text:p>
          </table:table-cell>
          <table:table-cell table:style-name="ce13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12"/>
          <table:table-cell table:style-name="ce13" table:number-columns-repeated="3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12"/>
          <table:table-cell table:style-name="ce13" table:number-columns-repeated="3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3" table:number-columns-repeated="3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3" table:number-columns-repeated="3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3" table:number-columns-repeated="3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3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3" table:number-columns-repeated="2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12"/>
          <table:table-cell table:style-name="ce13" table:number-columns-repeated="2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2"/>
          <table:table-cell table:style-name="ce12"/>
          <table:table-cell table:style-name="ce13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 table:number-rows-repeated="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4"/>
          <table:table-cell table:style-name="ce8"/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3" table:end-x="0.904cm" table:end-y="0.256cm" draw:z-index="1" draw:style-name="gr1" svg:width="30.817cm" svg:height="10.954cm" svg:x="1.263cm" svg:y="0.359cm">
              <draw:object draw:notify-on-update-of-ranges="'Enzyme entries'.E1:'Enzyme entries'.O1 'Enzyme entries'.C11:'Enzyme entries'.C11 'Enzyme entries'.D11:'Enzyme entries'.O11 'Enzyme entries'.C12:'Enzyme entries'.C12 'Enzyme entries'.D12:'Enzyme entries'.O12 'Enzyme entries'.C13:'Enzyme entries'.C13 'Enzyme entries'.D13:'Enzyme entries'.O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4">
          <table:table-cell table:style-name="ce14" office:value-type="string">
            <text:p>Db name </text:p>
          </table:table-cell>
          <table:table-cell table:style-name="ce17" office:value-type="float" office:value="56">
            <text:p>Rel. 56</text:p>
          </table:table-cell>
          <table:table-cell table:style-name="ce17" office:value-type="float" office:value="57">
            <text:p>Rel. 57</text:p>
          </table:table-cell>
          <table:table-cell table:style-name="ce17" office:value-type="float" office:value="58">
            <text:p>Rel. 58</text:p>
          </table:table-cell>
          <table:table-cell table:style-name="ce17" office:value-type="float" office:value="59">
            <text:p>Rel. 59</text:p>
          </table:table-cell>
          <table:table-cell table:style-name="ce17" office:value-type="float" office:value="60">
            <text:p>Rel. 60</text:p>
          </table:table-cell>
          <table:table-cell table:style-name="ce17" office:value-type="float" office:value="61">
            <text:p>Rel. 61</text:p>
          </table:table-cell>
          <table:table-cell table:style-name="ce17" office:value-type="float" office:value="62">
            <text:p>Rel. 62</text:p>
          </table:table-cell>
          <table:table-cell table:style-name="ce17" office:value-type="float" office:value="63">
            <text:p>Rel. 63</text:p>
          </table:table-cell>
          <table:table-cell table:style-name="ce17" office:value-type="float" office:value="64">
            <text:p>Rel. 64</text:p>
          </table:table-cell>
          <table:table-cell table:style-name="ce17" office:value-type="float" office:value="65">
            <text:p>Rel. 65</text:p>
          </table:table-cell>
          <table:table-cell table:style-name="ce17" office:value-type="float" office:value="66">
            <text:p>Rel. 66</text:p>
          </table:table-cell>
          <table:table-cell table:style-name="ce17" office:value-type="float" office:value="67">
            <text:p>Rel. 67</text:p>
          </table:table-cell>
          <table:table-cell table:style-name="ce18" table:number-columns-repeated="220"/>
          <table:table-cell table:number-columns-repeated="23"/>
          <table:table-cell table:style-name="ce18" table:number-columns-repeated="768"/>
        </table:table-row>
        <table:table-row table:style-name="ro3">
          <table:table-cell table:style-name="ce15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number-columns-repeated="2" table:style-name="ce10" office:value-type="float" office:value="3413">
            <text:p>3413</text:p>
          </table:table-cell>
          <table:table-cell table:style-name="ce10" office:value-type="float" office:value="3411">
            <text:p>3411</text:p>
          </table:table-cell>
          <table:table-cell table:style-name="ce10" table:number-columns-repeated="227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WIT </text:p>
          </table:table-cell>
          <table:table-cell table:number-columns-repeated="4" table:style-name="ce10" office:value-type="float" office:value="818">
            <text:p>818</text:p>
          </table:table-cell>
          <table:table-cell table:style-name="ce10" office:value-type="float" office:value="813">
            <text:p>813</text:p>
          </table:table-cell>
          <table:table-cell table:style-name="ce10" table:number-columns-repeated="227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NIST 74 </text:p>
          </table:table-cell>
          <table:table-cell table:number-columns-repeated="5" table:style-name="ce10" office:value-type="float" office:value="354">
            <text:p>354</text:p>
          </table:table-cell>
          <table:table-cell table:style-name="ce10" table:number-columns-repeated="227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MEROPS </text:p>
          </table:table-cell>
          <table:table-cell table:number-columns-repeated="5" table:style-name="ce10" office:value-type="float" office:value="345">
            <text:p>345</text:p>
          </table:table-cell>
          <table:table-cell table:style-name="ce10" table:number-columns-repeated="227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UM-BBD </text:p>
          </table:table-cell>
          <table:table-cell table:number-columns-repeated="5" table:style-name="ce10" office:value-type="float" office:value="219">
            <text:p>219</text:p>
          </table:table-cell>
          <table:table-cell table:style-name="ce10" table:number-columns-repeated="227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ERGO </text:p>
          </table:table-cell>
          <table:table-cell table:number-columns-repeated="4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27"/>
          <table:table-cell table:number-columns-repeated="23"/>
          <table:table-cell table:style-name="ce10" table:number-columns-repeated="768"/>
        </table:table-row>
        <table:table-row table:style-name="ro3" table:visibility="collapse">
          <table:table-cell table:style-name="ce16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5150">
            <text:p>5150</text:p>
          </table:table-cell>
          <table:table-cell table:style-name="ce5" table:formula="of:=SUM([.E2:.E7])" office:value-type="float" office:value="5150">
            <text:p>5150</text:p>
          </table:table-cell>
          <table:table-cell table:style-name="ce5" table:formula="of:=SUM([.F2:.F7])" office:value-type="float" office:value="5144">
            <text:p>5144</text:p>
          </table:table-cell>
          <table:table-cell table:style-name="ce5" table:formula="of:=SUM([.G2:.G7])" office:value-type="float" office:value="0">
            <text:p>0</text:p>
          </table:table-cell>
          <table:table-cell table:style-name="ce5" table:formula="of:=SUM([.H2:.H7])" office:value-type="float" office:value="0">
            <text:p>0</text:p>
          </table:table-cell>
          <table:table-cell table:style-name="ce5" table:formula="of:=SUM([.I2:.I7])" office:value-type="float" office:value="0">
            <text:p>0</text:p>
          </table:table-cell>
          <table:table-cell table:style-name="ce5" table:formula="of:=SUM([.J2:.J7])" office:value-type="float" office:value="0">
            <text:p>0</text:p>
          </table:table-cell>
          <table:table-cell table:style-name="ce5" table:formula="of:=SUM([.K2:.K7])" office:value-type="float" office:value="0">
            <text:p>0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0" table:end-x="1.212cm" table:end-y="0.338cm" draw:z-index="0" draw:style-name="gr1" svg:width="30.475cm" svg:height="12.662cm" svg:x="0.184cm" svg:y="0.00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4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8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5"/>
          <table:table-cell table:style-name="ce13"/>
          <table:table-cell table:style-name="ce12"/>
          <table:table-cell table:number-columns-repeated="1017"/>
        </table:table-row>
        <table:table-row table:style-name="ro2" table:number-rows-repeated="5">
          <table:table-cell/>
          <table:table-cell table:style-name="ce8"/>
          <table:table-cell table:style-name="ce13"/>
          <table:table-cell table:style-name="ce12"/>
          <table:table-cell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/>
          <table:table-cell table:style-name="ce8"/>
          <table:table-cell table:style-name="ce13"/>
          <table:table-cell table:style-name="ce12"/>
          <table:table-cell table:number-columns-repeated="1020"/>
        </table:table-row>
        <table:table-row table:style-name="ro2" table:number-rows-repeated="3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3">
          <table:table-cell table:style-name="ce19" office:value-type="string">
            <text:p>External entri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6" table:number-columns-repeated="209"/>
          <table:table-cell table:style-name="ce28" table:number-columns-repeated="34"/>
          <table:table-cell table:style-name="ce26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2" office:value-type="float" office:value="180632">
            <text:p>180632</text:p>
          </table:table-cell>
          <table:table-cell table:style-name="ce22" office:value-type="float" office:value="179636">
            <office:annotation draw:style-name="gr2" draw:text-style-name="P2" svg:width="2.896cm" svg:height="2.256cm" svg:x="9.147cm" svg:y="0.001cm" draw:caption-point-x="-9.147cm" draw:caption-point-y="-0.001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79636</text:p>
          </table:table-cell>
          <table:table-cell table:style-name="ce22" office:value-type="float" office:value="181718">
            <text:p>181718</text:p>
          </table:table-cell>
          <table:table-cell table:style-name="ce22" office:value-type="float" office:value="182038">
            <text:p>182038</text:p>
          </table:table-cell>
          <table:table-cell table:style-name="ce22" office:value-type="float" office:value="182363">
            <text:p>182363</text:p>
          </table:table-cell>
          <table:table-cell table:style-name="ce22" table:number-columns-repeated="3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2" office:value-type="float" office:value="3792">
            <text:p>3792</text:p>
          </table:table-cell>
          <table:table-cell table:number-columns-repeated="2" table:style-name="ce22" office:value-type="float" office:value="3789">
            <text:p>3789</text:p>
          </table:table-cell>
          <table:table-cell table:number-columns-repeated="2" table:style-name="ce22" office:value-type="float" office:value="3790">
            <text:p>3790</text:p>
          </table:table-cell>
          <table:table-cell table:style-name="ce22" table:number-columns-repeated="3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number-columns-repeated="5" table:style-name="ce22" office:value-type="float" office:value="455">
            <text:p>455</text:p>
          </table:table-cell>
          <table:table-cell table:style-name="ce22" table:number-columns-repeated="3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2" office:value-type="float" office:value="432">
            <text:p>432</text:p>
          </table:table-cell>
          <table:table-cell table:number-columns-repeated="2" table:style-name="ce22" office:value-type="float" office:value="436">
            <text:p>436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43">
            <text:p>443</text:p>
          </table:table-cell>
          <table:table-cell table:style-name="ce22" table:number-columns-repeated="3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2" table:formula="of:=SUM([.B2:.B5])" office:value-type="float" office:value="185311">
            <text:p>185311</text:p>
          </table:table-cell>
          <table:table-cell table:style-name="ce22" table:formula="of:=SUM([.C2:.C5])" office:value-type="float" office:value="184316">
            <text:p>184316</text:p>
          </table:table-cell>
          <table:table-cell table:style-name="ce22" table:formula="of:=SUM([.D2:.D5])" office:value-type="float" office:value="186398">
            <text:p>186398</text:p>
          </table:table-cell>
          <table:table-cell table:style-name="ce22" table:formula="of:=SUM([.E2:.E5])" office:value-type="float" office:value="186720">
            <text:p>186720</text:p>
          </table:table-cell>
          <table:table-cell table:style-name="ce22" table:formula="of:=SUM([.F2:.F5])" office:value-type="float" office:value="187051">
            <text:p>187051</text:p>
          </table:table-cell>
          <table:table-cell table:style-name="ce22" table:formula="of:=SUM([.G2:.G5])" office:value-type="float" office:value="0">
            <text:p>0</text:p>
          </table:table-cell>
          <table:table-cell table:style-name="ce22" table:formula="of:=SUM([.H2:.H5])" office:value-type="float" office:value="0">
            <text:p>0</text:p>
          </table:table-cell>
          <table:table-cell table:style-name="ce22" table:formula="of:=SUM([.I2:.I5])" office:value-type="float" office:value="0">
            <text:p>0</text:p>
          </table:table-cell>
          <table:table-cell table:style-name="ce22" table:formula="of:=SUM([.J2:.J5])" office:value-type="float" office:value="0">
            <text:p>0</text:p>
          </table:table-cell>
          <table:table-cell table:style-name="ce22" table:formula="of:=SUM([.K2:.K5])" office:value-type="float" office:value="0">
            <text:p>0</text:p>
          </table:table-cell>
          <table:table-cell table:style-name="ce22" table:formula="of:=SUM([.L2:.L5])" office:value-type="float" office:value="0">
            <text:p>0</text:p>
          </table:table-cell>
          <table:table-cell table:style-name="ce22" table:formula="of:=SUM([.M2:.M5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20" office:value-type="string">
            <text:p>Total cross referenc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7" table:number-columns-repeated="209"/>
          <table:table-cell table:number-columns-repeated="34"/>
          <table:table-cell table:style-name="ce27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3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2" svg:width="2.896cm" svg:height="2.256cm" svg:x="9.147cm" svg:y="2.057cm" draw:caption-point-x="-9.147cm" draw:caption-point-y="-2.057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87743</text:p>
          </table:table-cell>
          <table:table-cell table:style-name="ce10" office:value-type="float" office:value="196309">
            <text:p>196309</text:p>
          </table:table-cell>
          <table:table-cell table:style-name="ce10" office:value-type="float" office:value="190213">
            <text:p>190213</text:p>
          </table:table-cell>
          <table:table-cell table:style-name="ce10" office:value-type="float" office:value="190549">
            <text:p>190549</text:p>
          </table:table-cell>
          <table:table-cell table:style-name="ce10" table:number-columns-repeated="216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3" office:value-type="float" office:value="3797">
            <text:p>3797</text:p>
          </table:table-cell>
          <table:table-cell table:number-columns-repeated="2" table:style-name="ce10" office:value-type="float" office:value="3794">
            <text:p>3794</text:p>
          </table:table-cell>
          <table:table-cell table:number-columns-repeated="2" table:style-name="ce10" office:value-type="float" office:value="3795">
            <text:p>3795</text:p>
          </table:table-cell>
          <table:table-cell table:style-name="ce10" table:number-columns-repeated="216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3" office:value-type="float" office:value="1345">
            <text:p>1345</text:p>
          </table:table-cell>
          <table:table-cell table:number-columns-repeated="4" table:style-name="ce10" office:value-type="float" office:value="1345">
            <text:p>1345</text:p>
          </table:table-cell>
          <table:table-cell table:style-name="ce10" table:number-columns-repeated="6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3" office:value-type="float" office:value="1283">
            <text:p>1283</text:p>
          </table:table-cell>
          <table:table-cell table:number-columns-repeated="2" table:style-name="ce10" office:value-type="float" office:value="1289">
            <text:p>1289</text:p>
          </table:table-cell>
          <table:table-cell table:style-name="ce10" office:value-type="float" office:value="1290">
            <text:p>1290</text:p>
          </table:table-cell>
          <table:table-cell table:style-name="ce10" office:value-type="float" office:value="1304">
            <text:p>1304</text:p>
          </table:table-cell>
          <table:table-cell table:style-name="ce10" table:number-columns-repeated="4"/>
          <table:table-cell table:style-name="ce25"/>
          <table:table-cell table:style-name="ce23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8:.B11])" office:value-type="float" office:value="195045">
            <text:p>195045</text:p>
          </table:table-cell>
          <table:table-cell table:style-name="ce2" table:formula="of:=SUM([.C8:.C11])" office:value-type="float" office:value="194171">
            <text:p>194171</text:p>
          </table:table-cell>
          <table:table-cell table:style-name="ce2" table:formula="of:=SUM([.D8:.D11])" office:value-type="float" office:value="202737">
            <text:p>202737</text:p>
          </table:table-cell>
          <table:table-cell table:style-name="ce2" table:formula="of:=SUM([.E8:.E11])" office:value-type="float" office:value="196643">
            <text:p>196643</text:p>
          </table:table-cell>
          <table:table-cell table:style-name="ce2" table:formula="of:=SUM([.F8:.F11])" office:value-type="float" office:value="196993">
            <text:p>196993</text:p>
          </table:table-cell>
          <table:table-cell table:style-name="ce2" table:formula="of:=SUM([.G8:.G11])" office:value-type="float" office:value="0">
            <text:p>0</text:p>
          </table:table-cell>
          <table:table-cell table:style-name="ce2" table:formula="of:=SUM([.H8:.H11])" office:value-type="float" office:value="0">
            <text:p>0</text:p>
          </table:table-cell>
          <table:table-cell table:style-name="ce2" table:formula="of:=SUM([.I8:.I11])" office:value-type="float" office:value="0">
            <text:p>0</text:p>
          </table:table-cell>
          <table:table-cell table:style-name="ce2" table:formula="of:=SUM([.J8:.J11])" office:value-type="float" office:value="0">
            <text:p>0</text:p>
          </table:table-cell>
          <table:table-cell table:style-name="ce2" table:formula="of:=SUM([.K8:.K11])" office:value-type="float" office:value="0">
            <text:p>0</text:p>
          </table:table-cell>
          <table:table-cell table:style-name="ce2" table:formula="of:=SUM([.L8:.L11])" office:value-type="float" office:value="0">
            <text:p>0</text:p>
          </table:table-cell>
          <table:table-cell table:style-name="ce2" table:formula="of:=SUM([.M8:.M11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6" table:end-x="1.696cm" table:end-y="0.399cm" draw:z-index="0" draw:name="Unique external cross-referenced entries" draw:style-name="gr1" svg:width="28.709cm" svg:height="9.701cm" svg:x="1.913cm" svg:y="0.054cm">
              <draw:object draw:notify-on-update-of-ranges="xrefs.B1:xrefs.M1 xrefs.A2:xrefs.A2 xrefs.B2:xrefs.M2 xrefs.A3:xrefs.A3 xrefs.B3:xrefs.M3 xrefs.A4:xrefs.A4 xrefs.B4:xrefs.M4 xrefs.A5:xrefs.A5 xrefs.B5:xrefs.M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4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number-columns-repeated="4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 table:number-rows-repeated="4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1" table:end-x="1.641cm" table:end-y="0.254cm" draw:z-index="1" draw:style-name="gr1" svg:width="28.682cm" svg:height="10.054cm" svg:x="1.885cm" svg:y="0.406cm">
              <draw:object draw:notify-on-update-of-ranges="xrefs.B7:xrefs.M7 xrefs.A8:xrefs.A8 xrefs.B8:xrefs.M8 xrefs.A9:xrefs.A9 xrefs.B9:xrefs.M9 xrefs.A10:xrefs.A10 xrefs.B10:xrefs.M10 xrefs.A11:xrefs.A11 xrefs.B11:xrefs.M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29" office:value-type="float" office:value="56">
            <text:p>Rel. 56</text:p>
          </table:table-cell>
          <table:table-cell table:style-name="ce29" office:value-type="float" office:value="57">
            <text:p>Rel. 57</text:p>
          </table:table-cell>
          <table:table-cell table:style-name="ce29" office:value-type="float" office:value="58">
            <text:p>Rel. 58</text:p>
          </table:table-cell>
          <table:table-cell table:style-name="ce29" office:value-type="float" office:value="59">
            <text:p>Rel. 59</text:p>
          </table:table-cell>
          <table:table-cell table:style-name="ce29" office:value-type="float" office:value="60">
            <text:p>Rel. 60</text:p>
          </table:table-cell>
          <table:table-cell table:style-name="ce29" office:value-type="float" office:value="61">
            <text:p>Rel. 61</text:p>
          </table:table-cell>
          <table:table-cell table:style-name="ce29" office:value-type="float" office:value="62">
            <text:p>Rel. 62</text:p>
          </table:table-cell>
          <table:table-cell table:style-name="ce29" office:value-type="float" office:value="63">
            <text:p>Rel. 63</text:p>
          </table:table-cell>
          <table:table-cell table:style-name="ce29" office:value-type="float" office:value="64">
            <text:p>Rel. 64</text:p>
          </table:table-cell>
          <table:table-cell table:style-name="ce29" office:value-type="float" office:value="65">
            <text:p>Rel. 65</text:p>
          </table:table-cell>
          <table:table-cell table:style-name="ce29" office:value-type="float" office:value="66">
            <text:p>Rel. 66</text:p>
          </table:table-cell>
          <table:table-cell table:style-name="ce29" office:value-type="float" office:value="67">
            <text:p>Rel. 67</text:p>
          </table:table-cell>
          <table:table-cell table:style-name="ce30" table:number-columns-repeated="11"/>
          <table:table-cell table:style-name="ce5" table:number-columns-repeated="1000"/>
        </table:table-row>
        <table:table-row table:style-name="ro3">
          <table:table-cell table:style-name="ce10"/>
          <table:table-cell table:style-name="ce2" office:value-type="float" office:value="19493">
            <text:p>19493</text:p>
          </table:table-cell>
          <table:table-cell table:number-columns-repeated="2" table:style-name="ce2" office:value-type="float" office:value="19771">
            <text:p>19771</text:p>
          </table:table-cell>
          <table:table-cell table:style-name="ce2" office:value-type="float" office:value="19786">
            <text:p>19786</text:p>
          </table:table-cell>
          <table:table-cell table:style-name="ce10" office:value-type="float" office:value="19982">
            <text:p>19982</text:p>
          </table:table-cell>
          <table:table-cell table:style-name="ce10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07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4:1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Alcántara</meta:initial-creator>
    <meta:creation-date>2006-10-25T11:41:59</meta:creation-date>
    <dc:creator>Rafael Alcántara</dc:creator>
    <dc:date>2010-05-11T14:10:44</dc:date>
    <meta:print-date>1601-01-02T00:00:00</meta:print-date>
    <meta:editing-cycles>93</meta:editing-cycles>
    <meta:editing-duration>PT18H31M08S</meta:editing-duration>
    <meta:generator>OpenOffice.org/3.0$Unix OpenOffice.org_project/300m15$Build-9379</meta:generator>
    <meta:document-statistic meta:table-count="4" meta:cell-count="26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11.467342376709pt" fo:font-style="normal" fo:text-shadow="none" style:text-underline-style="none" fo:font-weight="normal" style:font-size-asian="11.467342376709pt" style:font-style-asian="normal" style:font-weight-asian="normal" style:font-family-complex="'Bitstream Vera Sans'" style:font-size-complex="11.467342376709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9.87879180908203pt" fo:font-style="normal" fo:text-shadow="none" style:text-underline-style="none" fo:font-weight="normal" style:font-size-asian="9.87879180908203pt" style:font-style-asian="normal" style:font-weight-asian="normal" style:font-family-complex="'Bitstream Vera Sans'" style:font-size-complex="9.87879180908203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none" svg:stroke-width="0cm" svg:stroke-color="#000000" svg:stroke-opacity="100%" draw:fill="solid" draw:fill-color="#0084d1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83caff" draw:opacity="100%" dr3d:edge-rounding="0%"/>
      <style:text-properties fo:font-size="6pt" style:font-size-asian="6pt" style:font-size-complex="6pt"/>
    </style:style>
    <style:style style:name="ch11" style:family="chart">
      <style:graphic-properties draw:stroke="none" svg:stroke-width="0cm" svg:stroke-color="#000000" svg:stroke-opacity="100%" draw:fill="solid" draw:fill-color="#33a3a3" draw:opacity="100%" dr3d:edge-rounding="0%"/>
      <style:text-properties fo:font-size="6pt" style:font-size-asian="6pt" style:font-size-complex="6pt"/>
    </style:style>
    <style:style style:name="ch12" style:family="chart">
      <style:graphic-properties draw:stroke="none" svg:stroke-width="0cm" svg:stroke-color="#000000" svg:stroke-opacity="100%" draw:fill="solid" draw:fill-color="#00cccc" draw:opacity="100%" dr3d:edge-rounding="0%"/>
      <style:text-properties fo:font-size="6pt" style:font-size-asian="6pt" style:font-size-complex="6pt"/>
    </style:style>
    <style:style style:name="ch13" style:family="chart">
      <style:graphic-properties draw:stroke="none" svg:stroke-width="0cm" svg:stroke-color="#000000" svg:stroke-opacity="100%" draw:fill="solid" draw:fill-color="#ff9966" draw:opacity="100%" dr3d:edge-rounding="0%"/>
      <style:text-properties fo:font-size="6pt" style:font-size-asian="6pt" style:font-size-complex="6pt"/>
    </style:style>
    <style:style style:name="ch14" style:family="chart">
      <style:graphic-properties draw:stroke="none" svg:stroke-width="0cm" svg:stroke-color="#000000" svg:stroke-opacity="100%" draw:fill="solid" draw:fill-color="#ffcc99" draw:opacity="100%" dr3d:edge-rounding="0%"/>
      <style:text-properties fo:font-size="6pt" style:font-size-asian="6pt" style:font-size-complex="6pt"/>
    </style:style>
    <style:style style:name="ch15" style:family="chart">
      <style:graphic-properties draw:stroke="none" draw:fill-color="#4c1900"/>
      <style:text-properties fo:font-size="6pt" style:font-size-asian="6pt" style:font-size-complex="6pt"/>
    </style:style>
    <style:style style:name="ch16" style:family="chart">
      <style:graphic-properties draw:stroke="none" draw:fill-color="#996633"/>
      <style:text-properties fo:font-size="6pt" style:font-size-asian="6pt" style:font-size-complex="6pt"/>
    </style:style>
    <style:style style:name="ch17" style:family="chart">
      <style:graphic-properties draw:stroke="none" svg:stroke-width="0.035cm" svg:stroke-color="#000000" svg:stroke-opacity="100%" draw:fill="none" draw:fill-color="#000000" draw:opacity="100%"/>
    </style:style>
    <style:style style:name="ch18" style:family="chart">
      <style:graphic-properties draw:fill-color="#d9d9d9"/>
    </style:style>
  </office:automatic-styles>
  <office:body>
    <office:chart>
      <chart:chart svg:width="32.009cm" svg:height="13.457cm" chart:class="chart:bar" chart:style-name="ch1">
        <chart:legend chart:legend-position="end" svg:x="25.418cm" svg:y="4.931cm" chart:style-name="ch2"/>
        <chart:plot-area chart:style-name="ch3" table:cell-range-address="'Enzyme entries'.C1:'Enzyme entries'.O9" chart:data-source-has-labels="both" svg:x="1.076cm" svg:y="0.267cm" svg:width="23.702cm" svg:height="12.648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45cm" svg:y="8.116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series chart:style-name="ch15" chart:values-cell-range-address="'Enzyme entries'.D8:'Enzyme entries'.O8" chart:label-cell-address="'Enzyme entries'.C8:'Enzyme entries'.C8" chart:class="chart:bar">
            <chart:data-point chart:repeated="12"/>
          </chart:series>
          <chart:series chart:style-name="ch16" chart:values-cell-range-address="'Enzyme entries'.D9:'Enzyme entries'.O9" chart:label-cell-address="'Enzyme entries'.C9:'Enzyme entries'.C9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4206">
                <text:p>4206</text:p>
              </table:table-cell>
              <table:table-cell office:value-type="float" office:value="4211">
                <text:p>4211</text:p>
              </table:table-cell>
              <table:table-cell office:value-type="float" office:value="4257">
                <text:p>42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77">
                <text:p>10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ELIMINARY – Active Y</text:p>
              </table:table-cell>
              <table:table-cell office:value-type="float" office:value="1.#NAN">
                <text:p text:id="'Enzyme entries'.D4:'Enzyme entries'.O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ELIMINARY – Active N</text:p>
              </table:table-cell>
              <table:table-cell office:value-type="float" office:value="1.#NAN">
                <text:p text:id="'Enzyme entries'.D5:'Enzyme entries'.O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PROPOSED  new entries</text:p>
              </table:table-cell>
              <table:table-cell office:value-type="float" office:value="52">
                <text:p text:id="'Enzyme entries'.D6:'Enzyme entries'.O6"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PROPOSED  changes</text:p>
              </table:table-cell>
              <table:table-cell office:value-type="float" office:value="4">
                <text:p text:id="'Enzyme entries'.D7:'Enzyme entries'.O7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8:'Enzyme entries'.C8">SUGGESTED  new entries</text:p>
              </table:table-cell>
              <table:table-cell office:value-type="float" office:value="1.#NAN">
                <text:p text:id="'Enzyme entries'.D8:'Enzyme entries'.O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9:'Enzyme entries'.C9">SUGGESTED  changes</text:p>
              </table:table-cell>
              <table:table-cell office:value-type="float" office:value="1.#NAN">
                <text:p text:id="'Enzyme entries'.D9:'Enzyme entries'.O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9.25pt" fo:font-style="normal" fo:text-shadow="none" style:text-underline-style="none" fo:font-weight="normal" style:font-size-asian="9.25pt" style:font-style-asian="normal" style:font-weight-asian="normal" style:font-family-complex="'Bitstream Vera Sans'" style:font-size-complex="9.25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7.80000019073486pt" fo:font-style="normal" fo:text-shadow="none" style:text-underline-style="none" fo:font-weight="normal" style:font-size-asian="7.80000019073486pt" style:font-style-asian="normal" style:font-weight-asian="normal" style:font-family-complex="'Bitstream Vera Sans'" style:font-size-complex="7.80000019073486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9.64999961853027pt" fo:font-style="normal" fo:text-shadow="none" style:text-underline-style="none" fo:font-weight="normal" style:font-size-asian="9.64999961853027pt" style:font-style-asian="normal" style:font-weight-asian="normal" style:font-family-complex="'Bitstream Vera Sans'" style:font-size-complex="9.64999961853027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none" svg:stroke-width="0cm" svg:stroke-color="#000000" svg:stroke-opacity="100%" draw:fill="solid" draw:fill-color="#0084d1" draw:opacity="100%" dr3d:edge-rounding="0%"/>
      <style:text-properties fo:font-size="6pt" style:font-size-asian="6pt" style:font-size-complex="6pt"/>
    </style:style>
    <style:style style:name="ch9" style:family="chart">
      <style:graphic-properties draw:stroke="none" svg:stroke-width="0cm" svg:stroke-color="#000000" svg:stroke-opacity="100%" draw:fill="solid" draw:fill-color="#33a3a3" draw:opacity="100%" dr3d:edge-rounding="0%"/>
      <style:text-properties fo:font-size="6pt" style:font-size-asian="6pt" style:font-size-complex="6pt"/>
    </style:style>
    <style:style style:name="ch10" style:family="chart">
      <style:graphic-properties draw:stroke="none" draw:fill-color="#ff9966"/>
      <style:text-properties fo:font-size="6pt" style:font-size-asian="6pt" style:font-size-complex="6pt"/>
    </style:style>
    <style:style style:name="ch11" style:family="chart">
      <style:graphic-properties draw:stroke="none" svg:stroke-width="0.035cm" svg:stroke-color="#000000" svg:stroke-opacity="100%" draw:fill="none" draw:fill-color="#000000" draw:opacity="100%"/>
    </style:style>
    <style:style style:name="ch12" style:family="chart">
      <style:graphic-properties draw:fill-color="#d9d9d9"/>
    </style:style>
  </office:automatic-styles>
  <office:body>
    <office:chart>
      <chart:chart svg:width="30.818cm" svg:height="10.955cm" chart:class="chart:bar" chart:style-name="ch1">
        <chart:legend chart:legend-position="end" svg:x="25.418cm" svg:y="4.932cm" chart:style-name="ch2"/>
        <chart:plot-area chart:style-name="ch3" table:cell-range-address="'Enzyme entries'.E1:'Enzyme entries'.O1 'Enzyme entries'.C11:'Enzyme entries'.O13" chart:data-source-has-labels="both" svg:x="1.031cm" svg:y="0.218cm" svg:width="23.771cm" svg:height="10.298cm">
          <chart:axis chart:dimension="x" chart:name="primary-x" chart:style-name="ch4">
            <chart:categories table:cell-range-address="'Enzyme entries'.E1:'Enzyme entries'.O1"/>
          </chart:axis>
          <chart:axis chart:dimension="y" chart:name="primary-y" chart:style-name="ch5">
            <chart:title svg:x="0.622cm" svg:y="6.898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11:'Enzyme entries'.O11" chart:label-cell-address="'Enzyme entries'.C11:'Enzyme entries'.C11" chart:class="chart:bar">
            <chart:data-point chart:repeated="12"/>
          </chart:series>
          <chart:series chart:style-name="ch9" chart:values-cell-range-address="'Enzyme entries'.D12:'Enzyme entries'.O12" chart:label-cell-address="'Enzyme entries'.C12:'Enzyme entries'.C12" chart:class="chart:bar">
            <chart:data-point chart:repeated="12"/>
          </chart:series>
          <chart:series chart:style-name="ch10" chart:values-cell-range-address="'Enzyme entries'.D13:'Enzyme entries'.O13" chart:label-cell-address="'Enzyme entries'.C13:'Enzyme entries'.C1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E1:'Enzyme entries'.O1"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11:'Enzyme entries'.C11">APPROVED (enzyme.dat)</text:p>
              </table:table-cell>
              <table:table-cell office:value-type="float" office:value="4905">
                <text:p text:id="'Enzyme entries'.D11:'Enzyme entries'.O11">4905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65">
                <text:p>4965</text:p>
              </table:table-cell>
              <table:table-cell office:value-type="float" office:value="5011">
                <text:p>5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2:'Enzyme entries'.C12">PRELIMINARY (enzyme.dat)</text:p>
              </table:table-cell>
              <table:table-cell office:value-type="float" office:value="1.#NAN">
                <text:p text:id="'Enzyme entries'.D12:'Enzyme entries'.O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3:'Enzyme entries'.C13">PROPOSED (enzyme.dat)</text:p>
              </table:table-cell>
              <table:table-cell office:value-type="float" office:value="56">
                <text:p text:id="'Enzyme entries'.D13:'Enzyme entries'.O13"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10.6999998092651pt" fo:font-style="normal" fo:text-shadow="none" style:text-underline-style="none" fo:font-weight="normal" style:font-size-asian="10.6999998092651pt" style:font-style-asian="normal" style:font-weight-asian="normal" style:font-family-complex="'Bitstream Vera Sans'" style:font-size-complex="10.6999998092651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4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5" style:family="chart">
      <style:graphic-properties draw:stroke="solid" svg:stroke-width="0cm" svg:stroke-color="#000000" svg:stroke-opacity="100%" draw:fill="solid" draw:fill-color="#ff8080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cm" svg:stroke-color="#000000" svg:stroke-opacity="100%" draw:fill="solid" draw:fill-color="#0066cc" draw:opacity="100%" dr3d:edge-rounding="0%"/>
      <style:text-properties fo:font-size="6pt" style:font-size-asian="6pt" style:font-size-complex="6pt"/>
    </style:style>
    <style:style style:name="ch17" style:family="chart">
      <style:graphic-properties draw:stroke="solid" svg:stroke-width="0cm" svg:stroke-color="#000000" svg:stroke-opacity="100%" draw:fill="solid" draw:fill-color="#ccccff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cm" svg:stroke-color="#000000" svg:stroke-opacity="100%" draw:fill="solid" draw:fill-color="#000080" draw:opacity="100%" dr3d:edge-rounding="0%"/>
      <style:text-properties fo:font-size="6pt" style:font-size-asian="6pt" style:font-size-complex="6pt"/>
    </style:style>
    <style:style style:name="ch19" style:family="chart">
      <style:graphic-properties draw:stroke="none" svg:stroke-width="0.035cm" svg:stroke-color="#000000" svg:stroke-opacity="100%" draw:fill="none" draw:fill-color="#000000" draw:opacity="100%"/>
    </style:style>
    <style:style style:name="ch20" style:family="chart">
      <style:graphic-properties draw:fill-color="#d9d9d9"/>
    </style:style>
  </office:automatic-styles>
  <office:body>
    <office:chart>
      <chart:chart svg:width="30.476cm" svg:height="12.663cm" chart:class="chart:bar" chart:row-mapping="0 1 1 4 1 1 2 3" chart:style-name="ch1">
        <chart:legend chart:legend-position="end" svg:x="27.305cm" svg:y="3.958cm" chart:style-name="ch2"/>
        <chart:plot-area chart:style-name="ch3" table:cell-range-address="links.B1:links.M5 links.A2:links.M6 links.A8:links.M8 links.A1:links.A1" chart:data-source-has-labels="both" svg:x="1.017cm" svg:y="0.251cm" svg:width="25.68cm" svg:height="11.852cm">
          <chart:axis chart:dimension="x" chart:name="primary-x" chart:style-name="ch4">
            <chart:title svg:x="12.785cm" svg:y="11.765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5cm" svg:y="7.202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3:links.M3" chart:label-cell-address="links.A3:links.A3" chart:class="chart:bar">
            <chart:data-point chart:repeated="12"/>
          </chart:series>
          <chart:series chart:style-name="ch13" chart:values-cell-range-address="links.B6:links.M6" chart:label-cell-address="links.A6:links.A6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3:links.M3" chart:label-cell-address="links.A3:links.A3" chart:class="chart:bar">
            <chart:data-point chart:repeated="12"/>
          </chart:series>
          <chart:series chart:style-name="ch16" chart:values-cell-range-address="links.B4:links.M4" chart:label-cell-address="links.A4:links.A4" chart:class="chart:bar">
            <chart:data-point chart:repeated="12"/>
          </chart:series>
          <chart:series chart:style-name="ch17" chart:values-cell-range-address="links.B5:links.M5" chart:label-cell-address="links.A5:links.A5" chart:class="chart:bar">
            <chart:data-point chart:repeated="12"/>
          </chart:series>
          <chart:series chart:style-name="ch18" chart:values-cell-range-address="links.B8:links.M8" chart:label-cell-address="links.A8:links.A8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3413">
                <text:p>3413</text:p>
              </table:table-cell>
              <table:table-cell office:value-type="float" office:value="3413">
                <text:p>3413</text:p>
              </table:table-cell>
              <table:table-cell office:value-type="float" office:value="3411">
                <text:p>34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8.30000019073486pt" fo:font-style="normal" fo:text-shadow="none" style:text-underline-style="none" fo:font-weight="normal" style:font-size-asian="8.30000019073486pt" style:font-style-asian="normal" style:font-weight-asian="normal" style:font-family-complex="'Bitstream Vera Sans'" style:font-size-complex="8.30000019073486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60000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2.5pt" fo:font-style="normal" fo:text-shadow="none" style:text-underline-style="none" fo:font-weight="normal" style:font-size-asian="12.5pt" style:font-style-asian="normal" style:font-weight-asian="normal" style:font-family-complex="'Bitstream Vera Sans'" style:font-size-complex="12.5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none" svg:stroke-width="0.035cm" svg:stroke-color="#000000" svg:stroke-opacity="100%" draw:fill="none" draw:fill-color="#000000" draw:opacity="100%"/>
    </style:style>
    <style:style style:name="ch13" style:family="chart">
      <style:graphic-properties draw:fill-color="#d9d9d9"/>
    </style:style>
  </office:automatic-styles>
  <office:body>
    <office:chart>
      <chart:chart svg:width="28.71cm" svg:height="9.702cm" chart:class="chart:bar" chart:style-name="ch1">
        <chart:legend chart:legend-position="end" svg:x="25.609cm" svg:y="3.746cm" chart:style-name="ch2"/>
        <chart:plot-area chart:style-name="ch3" table:cell-range-address="xrefs.A1:xrefs.M5" chart:data-source-has-labels="both" svg:x="0.946cm" svg:y="0.194cm" svg:width="24.089cm" svg:height="9.119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8cm" svg:y="7.369cm" chart:style-name="ch6">
              <text:p>Unique external entries</text:p>
            </chart:title>
            <chart:grid chart:style-name="ch7" chart:class="major"/>
          </chart:axis>
          <chart:series chart:style-name="ch8" chart:values-cell-range-address="xrefs.B2:xrefs.M2" chart:label-cell-address="xrefs.A2:xrefs.A2" chart:class="chart:bar">
            <chart:data-point chart:repeated="12"/>
          </chart:series>
          <chart:series chart:style-name="ch9" chart:values-cell-range-address="xrefs.B3:xrefs.M3" chart:label-cell-address="xrefs.A3:xrefs.A3" chart:class="chart:bar">
            <chart:data-point chart:repeated="12"/>
          </chart:series>
          <chart:series chart:style-name="ch10" chart:values-cell-range-address="xrefs.B4:xrefs.M4" chart:label-cell-address="xrefs.A4:xrefs.A4" chart:class="chart:bar">
            <chart:data-point chart:repeated="12"/>
          </chart:series>
          <chart:series chart:style-name="ch11" chart:values-cell-range-address="xrefs.B5:xrefs.M5" chart:label-cell-address="xrefs.A5:xrefs.A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81718">
                <text:p>181718</text:p>
              </table:table-cell>
              <table:table-cell office:value-type="float" office:value="182038">
                <text:p>182038</text:p>
              </table:table-cell>
              <table:table-cell office:value-type="float" office:value="182363">
                <text:p>182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3789">
                <text:p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43">
                <text:p>4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8.5pt" fo:font-style="normal" fo:text-shadow="none" style:text-underline-style="none" fo:font-weight="normal" style:font-size-asian="8.5pt" style:font-style-asian="normal" style:font-weight-asian="normal" style:font-family-complex="'Bitstream Vera Sans'" style:font-size-complex="8.5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60000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2.8999996185303pt" fo:font-style="normal" fo:text-shadow="none" style:text-underline-style="none" fo:font-weight="normal" style:font-size-asian="12.8999996185303pt" style:font-style-asian="normal" style:font-weight-asian="normal" style:font-family-complex="'Bitstream Vera Sans'" style:font-size-complex="12.8999996185303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none" svg:stroke-width="0.035cm" svg:stroke-color="#000000" svg:stroke-opacity="100%" draw:fill="none" draw:fill-color="#000000" draw:opacity="100%"/>
    </style:style>
    <style:style style:name="ch13" style:family="chart">
      <style:graphic-properties draw:fill-color="#d9d9d9"/>
    </style:style>
  </office:automatic-styles>
  <office:body>
    <office:chart>
      <chart:chart svg:width="28.683cm" svg:height="10.055cm" chart:class="chart:bar" chart:style-name="ch1">
        <chart:legend chart:legend-position="end" svg:x="25.57cm" svg:y="3.917cm" chart:style-name="ch2"/>
        <chart:plot-area chart:style-name="ch3" table:cell-range-address="xrefs.A7:xrefs.M11" chart:data-source-has-labels="both" svg:x="0.944cm" svg:y="0.201cm" svg:width="24.052cm" svg:height="9.452cm">
          <chart:axis chart:dimension="x" chart:name="primary-x" chart:style-name="ch4">
            <chart:categories table:cell-range-address="xrefs.B7:xrefs.M7"/>
          </chart:axis>
          <chart:axis chart:dimension="y" chart:name="primary-y" chart:style-name="ch5">
            <chart:title svg:x="0.579cm" svg:y="7.309cm" chart:style-name="ch6">
              <text:p>Total cross references</text:p>
            </chart:title>
            <chart:grid chart:style-name="ch7" chart:class="major"/>
          </chart:axis>
          <chart:series chart:style-name="ch8" chart:values-cell-range-address="xrefs.B8:xrefs.M8" chart:label-cell-address="xrefs.A8:xrefs.A8" chart:class="chart:bar">
            <chart:data-point chart:repeated="12"/>
          </chart:series>
          <chart:series chart:style-name="ch9" chart:values-cell-range-address="xrefs.B9:xrefs.M9" chart:label-cell-address="xrefs.A9:xrefs.A9" chart:class="chart:bar">
            <chart:data-point chart:repeated="12"/>
          </chart:series>
          <chart:series chart:style-name="ch10" chart:values-cell-range-address="xrefs.B10:xrefs.M10" chart:label-cell-address="xrefs.A10:xrefs.A10" chart:class="chart:bar">
            <chart:data-point chart:repeated="12"/>
          </chart:series>
          <chart:series chart:style-name="ch11" chart:values-cell-range-address="xrefs.B11:xrefs.M11" chart:label-cell-address="xrefs.A11:xrefs.A1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7:xrefs.M7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8:xrefs.A8">SWISSPROT </text:p>
              </table:table-cell>
              <table:table-cell office:value-type="float" office:value="188620">
                <text:p text:id="xrefs.B8:xrefs.M8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96309">
                <text:p>196309</text:p>
              </table:table-cell>
              <table:table-cell office:value-type="float" office:value="190213">
                <text:p>190213</text:p>
              </table:table-cell>
              <table:table-cell office:value-type="float" office:value="190549">
                <text:p>190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9:xrefs.A9">GO </text:p>
              </table:table-cell>
              <table:table-cell office:value-type="float" office:value="3797">
                <text:p text:id="xrefs.B9:xrefs.M9">3797</text:p>
              </table:table-cell>
              <table:table-cell office:value-type="float" office:value="3794">
                <text:p>3794</text:p>
              </table:table-cell>
              <table:table-cell office:value-type="float" office:value="3794">
                <text:p>3794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PROSITE </text:p>
              </table:table-cell>
              <table:table-cell office:value-type="float" office:value="1345">
                <text:p text:id="xrefs.B10:xrefs.M10"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DIAGRAM </text:p>
              </table:table-cell>
              <table:table-cell office:value-type="float" office:value="1283">
                <text:p text:id="xrefs.B11:xrefs.M11">1283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304">
                <text:p>1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4" style:family="chart">
      <style:chart-properties style:rotation-angle="0" style:direction="ltr"/>
      <style:text-properties fo:color="#000000" style:text-outline="false" style:text-line-through-style="none" style:text-position="0% 58%" fo:font-family="'Bitstream Vera Sans'" fo:font-size="13.1987190246582pt" fo:font-style="normal" fo:text-shadow="none" style:text-underline-style="none" fo:font-weight="normal" style:font-size-asian="13.1987190246582pt" style:font-style-asian="normal" style:font-weight-asian="normal" style:font-family-complex="'Bitstream Vera Sans'" style:font-size-complex="13.1987190246582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3.1987190246582pt" fo:font-style="normal" fo:text-shadow="none" style:text-underline-style="none" fo:font-weight="normal" style:font-size-asian="13.1987190246582pt" style:font-style-asian="normal" style:font-weight-asian="normal" style:font-family-complex="'Bitstream Vera Sans'" style:font-size-complex="13.1987190246582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05cm" svg:stroke-color="#9999ff" svg:stroke-opacity="100%" draw:fill-color="#9999ff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 draw:opacity="100%"/>
    </style:style>
    <style:style style:name="ch11" style:family="chart">
      <style:graphic-properties draw:fill-color="#d9d9d9"/>
    </style:style>
  </office:automatic-styles>
  <office:body>
    <office:chart>
      <chart:chart svg:width="28.633cm" svg:height="10.308cm" chart:class="chart:line" chart:style-name="ch1">
        <chart:plot-area chart:style-name="ch2" table:cell-range-address="Synonyms.B1:Synonyms.M2" chart:data-source-has-labels="row" svg:x="0.943cm" svg:y="0.204cm" svg:width="27.118cm" svg:height="9.891cm">
          <chart:axis chart:dimension="x" chart:name="primary-x" chart:style-name="ch3">
            <chart:title svg:x="12.981cm" svg:y="9.54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3cm" svg:y="7.273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9771">
                <text:p>19771</text:p>
              </table:table-cell>
              <table:table-cell office:value-type="float" office:value="19786">
                <text:p>19786</text:p>
              </table:table-cell>
              <table:table-cell office:value-type="float" office:value="19982">
                <text:p>199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